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#PF-Assgn-36</text:span></text:span></text:p>
      <text:p text:style-name="P1"><text:span text:style-name="Source_20_Text"><text:span text:style-name="T10">from itertools import permutations </text:span></text:span></text:p>
      <text:p text:style-name="P1"><text:span text:style-name="Source_20_Text"><text:span text:style-name="T10">def create_largest_number(number_list):</text:span></text:span></text:p>
      <text:p text:style-name="P1"><text:span text:style-name="Source_20_Text"><text:span text:style-name="T10"><text:s text:c="4"/>s=[str(i) for i in number_list]</text:span></text:span></text:p>
      <text:p text:style-name="P1"><text:span text:style-name="Source_20_Text"><text:span text:style-name="T10"><text:s text:c="4"/>s.sort(reverse=True)</text:span></text:span></text:p>
      <text:p text:style-name="P1"><text:span text:style-name="Source_20_Text"><text:span text:style-name="T10"><text:s text:c="4"/>max_list=int(''.join(s))</text:span></text:span></text:p>
      <text:p text:style-name="P1"><text:span text:style-name="Source_20_Text"><text:span text:style-name="T10"><text:s text:c="4"/>#.sort(reverse=True)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><text:s text:c="4"/>return max_list</text:span></text:span></text:p>
      <text:p text:style-name="P1"><text:span text:style-name="Source_20_Text"><text:span text:style-name="T10"><text:s text:c="4"/></text:span></text:span></text:p>
      <text:p text:style-name="P1"><text:span text:style-name="Source_20_Text"><text:span text:style-name="T10">number_list=[23,45,67]</text:span></text:span></text:p>
      <text:p text:style-name="P1"><text:span text:style-name="Source_20_Text"><text:span text:style-name="T10">largest_number=create_largest_number(number_list)</text:span></text:span></text:p>
      <text:p text:style-name="P1"><text:span text:style-name="Source_20_Text"><text:span text:style-name="T10">print(largest_number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31:52.798132778</dc:date>
    <meta:editing-duration>PT32M58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0" meta:character-count="320" meta:non-whitespace-character-count="278"/>
  </office:meta>
</office:document-meta>
</file>